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4.098cm" table:align="right" style:writing-mode="lr-tb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65cm" fo:margin-left="-0.132cm" table:align="left" style:writing-mode="lr-tb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6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end" style:justify-single-word="false"/>
      <style:text-properties fo:language="es" fo:country="MX" officeooo:rsid="0021c11e" officeooo:paragraph-rsid="0021c11e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5" style:family="paragraph" style:parent-style-name="Standard" style:list-style-name="WW8Num6">
      <style:paragraph-properties fo:text-align="justify" style:justify-single-word="false"/>
      <style:text-properties style:font-name="Arial" fo:language="es" fo:country="MX" officeooo:rsid="0021c11e" officeooo:paragraph-rsid="0021c11e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MX" officeooo:rsid="00237fe9" officeooo:paragraph-rsid="0024ffcf"/>
    </style:style>
    <style:style style:name="P7" style:family="paragraph" style:parent-style-name="Standard">
      <style:paragraph-properties fo:text-align="justify" style:justify-single-word="false"/>
      <style:text-properties style:font-name="Arial" fo:language="es" fo:country="MX" officeooo:rsid="0024ffcf" officeooo:paragraph-rsid="0024ffcf"/>
    </style:style>
    <style:style style:name="P8" style:family="paragraph" style:parent-style-name="Standard" style:list-style-name="WW8Num5">
      <style:text-properties style:font-name="Arial" officeooo:rsid="00237fe9" officeooo:paragraph-rsid="00237fe9"/>
    </style:style>
    <style:style style:name="P9" style:family="paragraph" style:parent-style-name="Standard" style:list-style-name="WW8Num6">
      <style:text-properties fo:color="#000000" style:font-name="Arial" fo:font-size="12pt" style:text-underline-style="none" officeooo:rsid="00237fe9" officeooo:paragraph-rsid="00237fe9" style:font-size-asian="12pt" style:font-size-complex="12pt"/>
    </style:style>
    <style:style style:name="P10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  <style:text-properties fo:language="es" fo:country="MX"/>
    </style:style>
    <style:style style:name="T1" style:family="text">
      <style:text-properties officeooo:rsid="001fb73c"/>
    </style:style>
    <style:style style:name="T2" style:family="text">
      <style:text-properties officeooo:rsid="0020e506"/>
    </style:style>
    <style:style style:name="T3" style:family="text">
      <style:text-properties officeooo:rsid="002497e5"/>
    </style:style>
    <style:style style:name="T4" style:family="text">
      <style:text-properties officeooo:rsid="0024ff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3">26</text:span>-<text:span text:style-name="T2">sep</text:span>-14</text:p>
          </table:table-cell>
        </table:table-row>
        <table:table-row table:style-name="Tabla1.1">
          <table:table-cell table:style-name="Tabla1.A1" office:value-type="string">
            <text:p text:style-name="P2">HORA: </text:p>
          </table:table-cell>
          <table:table-cell table:style-name="Tabla1.B1" office:value-type="string">
            <text:p text:style-name="P2"><text:span text:style-name="T3">18</text:span>:00</text:p>
          </table:table-cell>
        </table:table-row>
        <table:table-row table:style-name="Tabla1.1"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3">Chat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Puntos a tratar:</text:p>
          </table:table-cell>
          <table:table-cell table:style-name="Tabla2.B1" office:value-type="string">
            <text:list xml:id="list7026726916994569368" text:style-name="WW8Num6">
              <text:list-item>
                <text:p text:style-name="P5">Plan del proyecto</text:p>
              </text:list-item>
              <text:list-item>
                <text:p text:style-name="P9">Modelo de datos (E-R)</text:p>
              </text:list-item>
              <text:list-item>
                <text:p text:style-name="P9">Modelo <text:span text:style-name="T4">de comportamiento</text:span>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4">Acuerdos:</text:p>
          </table:table-cell>
          <table:table-cell table:style-name="Tabla2.B1" office:value-type="string">
            <text:list xml:id="list7788885111940784616" text:style-name="WW8Num5">
              <text:list-item>
                <text:p text:style-name="P8">El plan de proyectos ya se termino de elaborar </text:p>
              </text:list-item>
              <text:list-item>
                <text:p text:style-name="P8">El diagrama E-R ya fue teminado</text:p>
              </text:list-item>
              <text:list-item>
                <text:p text:style-name="P8">El próximo martes 30 de septiembre nos comunicaremos para asignar actividades a realizar para cada uno de los miembros del equipo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4">Observaciones:</text:p>
          </table:table-cell>
          <table:table-cell table:style-name="Tabla2.B1" office:value-type="string">
            <text:p text:style-name="P6">Se mostro un mayor esfuerzo por parte del equipo para cubrir las actividades con las que nos habiamos retrasado y así poder continuar de acuerdo a los tiempos establecidos en la planeación.</text:p>
            <text:p text:style-name="P7">El modelo de comportamiento aun no se termina. El compañero encargado de realizarlo no establecio comunicación para poder saber su avance y/o problemas por los cuales no pudo entregarlo.</text:p>
          </table:table-cell>
        </table:table-row>
        <table:table-row table:style-name="Tabla2.1">
          <table:table-cell table:style-name="Tabla2.A1" office:value-type="string">
            <text:p text:style-name="P4">Asistentes:</text:p>
          </table:table-cell>
          <table:table-cell table:style-name="Tabla2.B1" office:value-type="string">
            <text:p text:style-name="P4">Cristian, Carlos, <text:span text:style-name="T1">Pedro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MX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determinad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font-name="Calibri1" fo:font-family="Calibri" style:font-family-generic="roman" style:font-pitch="variable" style:font-name-asian="Droid Sans" style:font-family-asian="'Droid Sans'" style:font-family-generic-asian="system" style:font-pitch-asian="variable" style:language-asian="en" style:country-asian="US"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e Reunión sobre: Avances de Investigación</dc:title>
    <meta:initial-creator>CISCO</meta:initial-creator>
    <meta:creation-date>2014-08-29T15:39:00</meta:creation-date>
    <dc:date>2014-09-26T01:06:05.931847615</dc:date>
    <meta:print-date>2010-08-25T21:39:00</meta:print-date>
    <meta:editing-cycles>11</meta:editing-cycles>
    <meta:editing-duration>P3DT24M13S</meta:editing-duration>
    <meta:generator>LibreOffice/4.3.1.2$Linux_x86 LibreOffice_project/430m0$Build-2</meta:generator>
    <meta:document-statistic meta:table-count="2" meta:image-count="0" meta:object-count="0" meta:page-count="1" meta:paragraph-count="23" meta:word-count="148" meta:character-count="931" meta:non-whitespace-character-count="810"/>
  </office:meta>
</office:document-meta>
</file>